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 fo:background-color="#ffff99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6">Registro</text:p>
      <text:p text:style-name="Standard"><text:tab/>Registro de un nuevo cliente y validación de datos que no pueden duplicarse.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validacorreo</text:p>
      <text:p text:style-name="Standard"><text:tab/>validatelefono</text:p>
      <text:p text:style-name="Standard"><text:tab/>registra</text:p>
      <text:p text:style-name="Standard"/>
      <text:p text:style-name="P2">validacorreo</text:p>
      <text:p text:style-name="Standard">Valida que el correo no se duplique. Debe ejecutarse en el evento “blure” del campo del correo y mostrar si el campo es válido</text:p>
      <text:p text:style-name="Standard"/>
      <text:p text:style-name="P4">llamado</text:p>
      <text:p text:style-name="P3">regitro.php?operacion=validacorreo</text:p>
      <text:p text:style-name="P3"/>
      <text:p text:style-name="P4">parámetros</text:p>
      <text:p text:style-name="P3">corre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valido: boleano</text:p>
      <text:p text:style-name="P3">}</text:p>
      <text:p text:style-name="Standard"/>
      <text:p text:style-name="Standard"/>
      <text:p text:style-name="P2">validatelefono</text:p>
      <text:p text:style-name="Standard">Valida que el teléfono no se duplique. Debe ejecutarse en el evento “blure” del campo del teléfono y mostrar si el campo es válido</text:p>
      <text:p text:style-name="Standard"/>
      <text:p text:style-name="P4">llamado</text:p>
      <text:p text:style-name="P3">regitro.php?operacion=validatelefono</text:p>
      <text:p text:style-name="P3"/>
      <text:p text:style-name="P4">parámetros</text:p>
      <text:p text:style-name="P3">telefon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soft-page-break/><text:tab/>errorinfo: string,</text:p>
      <text:p text:style-name="P3"><text:tab/>valido: boleano</text:p>
      <text:p text:style-name="P3">}</text:p>
      <text:p text:style-name="Standard"/>
      <text:p text:style-name="Standard"/>
      <text:p text:style-name="P2">registra</text:p>
      <text:p text:style-name="Standard">Registra el nuevo cliente en la base de datos</text:p>
      <text:p text:style-name="Standard"/>
      <text:p text:style-name="P4">llamado</text:p>
      <text:p text:style-name="P3">registro.php?operacion=registra</text:p>
      <text:p text:style-name="P3"/>
      <text:p text:style-name="P4">parámetros</text:p>
      <text:p text:style-name="P3">correo</text:p>
      <text:p text:style-name="P3">password</text:p>
      <text:p text:style-name="P3">primer nombre</text:p>
      <text:p text:style-name="P3">segundo nombre</text:p>
      <text:p text:style-name="P3">apellido paterno</text:p>
      <text:p text:style-name="P3">apellido materno</text:p>
      <text:p text:style-name="P3">fecha de nacimiento</text:p>
      <text:p text:style-name="P3">numero celular (este dato es opcional, pero puede usarse para entrar a la aplicación)</text:p>
      <text:p text:style-name="Standard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sesion: string,</text:p>
      <text:p text:style-name="P5"><text:tab/>pinaculo: {objeto},</text:p>
      <text:p text:style-name="P5"><text:tab/>podernombre: {objeto}</text:p>
      <text:p text:style-name="P5">}</text:p>
      <text:p text:style-name="P5"/>
      <text:p text:style-name="P8"/>
      <text:p text:style-name="P8"/>
      <text:p text:style-name="P7">Confirma correo</text:p>
      <text:p text:style-name="P5"/>
      <text:p text:style-name="P5"/>
      <text:p text:style-name="P5"/>
      <text:p text:style-name="P7">Confirma telefono</text:p>
      <text:p text:style-name="P5"/>
      <text:p text:style-name="P3"/>
      <text:p text:style-name="Standard"/>
      <text:p text:style-name="P6">Valida sesion</text:p>
      <text:p text:style-name="Standard"><text:tab/>Verifica que una sesión sea válida</text:p>
      <text:p text:style-name="Standard"/>
      <text:p text:style-name="P2">Script</text:p>
      <text:p text:style-name="Standard"><text:tab/>validasesion.php</text:p>
      <text:p text:style-name="Standard"/>
      <text:p text:style-name="P2">Operaciones</text:p>
      <text:p text:style-name="Standard"><text:tab/>verifica</text:p>
      <text:p text:style-name="Standard"><text:soft-page-break/></text:p>
      <text:p text:style-name="P2">verifica</text:p>
      <text:p text:style-name="Standard">Verifica que la sesion sea válida</text:p>
      <text:p text:style-name="Standard"/>
      <text:p text:style-name="P4">llamado</text:p>
      <text:p text:style-name="P3">validasesion.php?operacion=verifica</text:p>
      <text:p text:style-name="P3"/>
      <text:p text:style-name="P4">parámetros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valido: boleano,</text:p>
      <text:p text:style-name="P3"><text:tab/>sincronizar: boleano</text:p>
      <text:p text:style-name="P3">}</text:p>
      <text:p text:style-name="Standard"/>
      <text:p text:style-name="Standard"/>
      <text:p text:style-name="P6">Login</text:p>
      <text:p text:style-name="Standard"><text:tab/>Permite acceder al app</text:p>
      <text:p text:style-name="Standard"/>
      <text:p text:style-name="P2">Script</text:p>
      <text:p text:style-name="Standard"><text:tab/>login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login.php</text:p>
      <text:p text:style-name="P3"/>
      <text:p text:style-name="P4">parámetros</text:p>
      <text:p text:style-name="P3">correo o telefono, password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sesion: boleano,</text:p>
      <text:p text:style-name="P3"><text:tab/>sincronizar: boleano</text:p>
      <text:p text:style-name="P3">}</text:p>
      <text:p text:style-name="Standard"/>
      <text:p text:style-name="Standard"/>
      <text:p text:style-name="P6">Logout</text:p>
      <text:p text:style-name="Standard"><text:tab/>Cierra la sesión del usuario</text:p>
      <text:p text:style-name="Standard"/>
      <text:p text:style-name="P2">Script</text:p>
      <text:p text:style-name="Standard"><text:tab/>logout.php</text:p>
      <text:p text:style-name="Standard"/>
      <text:p text:style-name="P2"><text:soft-page-break/>Operaciones</text:p>
      <text:p text:style-name="Standard"><text:tab/>Ninguna, se llama directamente</text:p>
      <text:p text:style-name="Standard"/>
      <text:p text:style-name="P4">llamado</text:p>
      <text:p text:style-name="P3">logout.php</text:p>
      <text:p text:style-name="P3"/>
      <text:p text:style-name="P4">parámetros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</text:p>
      <text:p text:style-name="P3">}</text:p>
      <text:p text:style-name="Standard"/>
      <text:p text:style-name="Standard"/>
      <text:p text:style-name="P6">Cambia datos</text:p>
      <text:p text:style-name="Standard"><text:tab/>Cambia datos generales del titular</text:p>
      <text:p text:style-name="Standard"/>
      <text:p text:style-name="P2">Script</text:p>
      <text:p text:style-name="Standard"><text:tab/>cambiadatos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/>
      <text:p text:style-name="P2">nombre</text:p>
      <text:p text:style-name="Standard">Cambia el nomrbe del titular y calcula la numerología del nombre</text:p>
      <text:p text:style-name="Standard"/>
      <text:p text:style-name="P4">llamado</text:p>
      <text:p text:style-name="P3">cambiadatos.php?operacion=<text:span text:style-name="T1">nombre</text:span></text:p>
      <text:p text:style-name="P3"/>
      <text:p text:style-name="P4">parámetros</text:p>
      <text:p text:style-name="P3">primernombre,</text:p>
      <text:p text:style-name="P3">segundonombre,</text:p>
      <text:p text:style-name="P3">apellidopaterno,</text:p>
      <text:p text:style-name="P3">apellidomatern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<text:span text:style-name="T1">podernombre: {objeto}</text:span></text:p>
      <text:p text:style-name="P3">}</text:p>
      <text:p text:style-name="Standard"><text:soft-page-break/></text:p>
      <text:p text:style-name="Standard"/>
      <text:p text:style-name="P2">fechanacimiento</text:p>
      <text:p text:style-name="Standard">Cambia la fecha de nacimeinto del titualr y regenera el pináculo</text:p>
      <text:p text:style-name="Standard"/>
      <text:p text:style-name="P4">llamado</text:p>
      <text:p text:style-name="P3">cambiadatos.php?operacion=fechanacimiento</text:p>
      <text:p text:style-name="P3"/>
      <text:p text:style-name="P4">parámetros</text:p>
      <text:p text:style-name="P3">fechanacimient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pinaculo<text:span text:style-name="T1">: {objeto}</text:span></text:p>
      <text:p text:style-name="P3">}</text:p>
      <text:p text:style-name="Standard"/>
      <text:p text:style-name="Standard"/>
      <text:p text:style-name="P2">correo</text:p>
      <text:p text:style-name="Standard">Cambia el correo del titular. El correo debe confirmarse </text:p>
      <text:p text:style-name="Standard"/>
      <text:p text:style-name="P4">llamado</text:p>
      <text:p text:style-name="P3">cambiadatos.php?operacion=correo</text:p>
      <text:p text:style-name="P3"/>
      <text:p text:style-name="P4">parámetros</text:p>
      <text:p text:style-name="P3">corre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Standard"/>
      <text:p text:style-name="P2">telefono</text:p>
      <text:p text:style-name="Standard">Cambia el telefono del titular. El telefono debe confirmarse </text:p>
      <text:p text:style-name="Standard"/>
      <text:p text:style-name="P4">llamado</text:p>
      <text:p text:style-name="P3">cambiadatos.php?operacion=telefono</text:p>
      <text:p text:style-name="P3"/>
      <text:p text:style-name="P4">parámetros</text:p>
      <text:p text:style-name="P3">telefono</text:p>
      <text:p text:style-name="P3"/>
      <text:p text:style-name="P4">salida</text:p>
      <text:p text:style-name="P5">{</text:p>
      <text:p text:style-name="P5"><text:soft-page-break/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P2">password</text:p>
      <text:p text:style-name="Standard">Cambia el password del titular. Se validará la clave actual </text:p>
      <text:p text:style-name="Standard"/>
      <text:p text:style-name="P4">llamado</text:p>
      <text:p text:style-name="P3">cambiadatos.php?operacion= password</text:p>
      <text:p text:style-name="P3"/>
      <text:p text:style-name="P4">parámetros</text:p>
      <text:p text:style-name="P3">actual</text:p>
      <text:p text:style-name="P3">nuev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Standard"/>
      <text:p text:style-name="Standard">Contactos</text:p>
      <text:p text:style-name="Standard">Grupos</text:p>
      <text:p text:style-name="Standard">Entidad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rga foto</text:p>
      <text:p text:style-name="Standard">Resetea password</text:p>
      <text:p text:style-name="Standard">Recuerda usu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meta:document-statistic meta:table-count="0" meta:image-count="0" meta:object-count="0" meta:page-count="6" meta:paragraph-count="195" meta:word-count="412" meta:character-count="3154"/>
    <dc:date>2019-02-20T13:01:41.69</dc:date>
    <dc:creator>Alejandro Marroquin</dc:creator>
    <meta:editing-duration>PT47M45S</meta:editing-duration>
    <meta:editing-cycles>1</meta:editing-cycles>
  </office:meta>
</office:document-meta>
</file>